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Supports :</text:p>
      <text:p text:style-name="P1"/>
      <text:p text:style-name="P1">Hardware:</text:p>
      <text:p text:style-name="P1"/>
      <text:list xml:id="list3191765069339069037" text:style-name="WWNum1">
        <text:list-item>
          <text:p text:style-name="P3">Lecteur NFC ( mobile et/ou fixe): il doit se connecter avec l’application desktop</text:p>
        </text:list-item>
        <text:list-item>
          <text:p text:style-name="P3">TAGS NFC affichant les informations: l’identité et la photo des usagers</text:p>
        </text:list-item>
      </text:list>
      <text:p text:style-name="P1"/>
      <text:p text:style-name="P1">L’Appli:</text:p>
      <text:p text:style-name="P1"/>
      <text:list xml:id="list916072738801878982" text:style-name="WWNum2">
        <text:list-item>
          <text:p text:style-name="P4">Une application desktop connectée avec le lecteur avec une architecture client serveur</text:p>
        </text:list-item>
      </text:list>
      <text:p text:style-name="P1"/>
      <text:p text:style-name="P1"/>
      <text:p text:style-name="P1"><text:span text:style-name="T2">Spécifications Client:</text:span></text:p>
      <text:p text:style-name="P1"/>
      <text:p text:style-name="P1"><text:span text:style-name="T3">Le client visé sera un établissement scolaire.</text:span></text:p>
      <text:p text:style-name="P1"/>
      <text:p text:style-name="P1">Appel journalier sur l’ensemble des classes et traquer l’historique de présence de ses élèves.</text:p>
      <text:p text:style-name="P1"/>
      <text:p text:style-name="P1">Tracker la présence, le paiement du personnel (professeurs, agents de propreté, etc…) <text:s text:c="2"/></text:p>
      <text:p text:style-name="P1"/>
      <text:p text:style-name="P1">Générer un rapport de présence mensuel ou hebdomadaire des élèves | Envoie automatique via e-mail aux parents</text:p>
      <text:p text:style-name="P1"/>
      <text:p text:style-name="P1">Suivi de paiement et avoir des avertissements sur les retards de paiement.</text:p>
      <text:p text:style-name="P1"/>
      <text:p text:style-name="P1">Générer des factures de paiement</text:p>
      <text:p text:style-name="P1"><text:soft-page-break/></text:p>
      <text:p text:style-name="P1">Module de comptabilité </text:p>
      <text:p text:style-name="P1"/>
      <text:p text:style-name="P1">Gestion et suivi des bulletins de notes et envoi aux parents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127" meta:character-count="820" meta:non-whitespace-character-count="707"/>
    <meta:generator>LibreOfficeDev/5.1.0.3$Linux_X86_64 LibreOffice_project/</meta:generator>
  </office:meta>
</office:document-meta>
</file>